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and regional probabilistic networks differ in their spatial and temporal scaling of interactions, with regional interactions being scale-independent. To support our arguments, we built a spatiotemporally explicit model of probabilistic interactions and used empirical and simulated data in our case studies. Moreover, we suggest two approaches to sampling deterministic networks from probabilistic webs that account for these differences and argue that systematic biases arise when directly inferring local networks from subsets of regional webs.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of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with the exception of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stochastic-representations-of-biological-interactions"/>Stochastic representations of biological interactions<text:bookmark-end text:name="stochastic-representations-of-biological-interactions"/></text:h>
<text:p text:style-name="First_20_paragraph">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8/" xlink:type="simple" xlink:show="embed" xlink:actuate="onLoad"/></draw:frame> interacts with another individual from group <draw:frame draw:style-name="fr1" text:anchor-type="as-char"><draw:object xlink:href="Formula-120/" xlink:type="simple" xlink:show="embed" xlink:actuate="onLoad"/></draw:frame> is enough to set the interaction <draw:frame draw:style-name="fr1" text:anchor-type="as-char"><draw:object xlink:href="Formula-122/"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4/" xlink:type="simple" xlink:show="embed" xlink:actuate="onLoad"/></draw:frame> being a natural number <draw:frame draw:style-name="fr1" text:anchor-type="as-char"><draw:object xlink:href="Formula-126/" xlink:type="simple" xlink:show="embed" xlink:actuate="onLoad"/></draw:frame> or a real number <draw:frame draw:style-name="fr1" text:anchor-type="as-char"><draw:object xlink:href="Formula-128/"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30/" xlink:type="simple" xlink:show="embed" xlink:actuate="onLoad"/></draw:frame> being the probability of interaction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6/"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8/" xlink:type="simple" xlink:show="embed" xlink:actuate="onLoad"/></draw:frame> and <draw:frame draw:style-name="fr1" text:anchor-type="as-char"><draw:object xlink:href="Formula-140/"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42/" xlink:type="simple" xlink:show="embed" xlink:actuate="onLoad"/></draw:frame> for pairwise species interaction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44/" xlink:type="simple" xlink:show="embed" xlink:actuate="onLoad"/></draw:frame> of the spatial boundaries delineating the system, whereas time is the time interval <draw:frame draw:style-name="fr1" text:anchor-type="as-char"><draw:object xlink:href="Formula-146/"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48/" xlink:type="simple" xlink:show="embed" xlink:actuate="onLoad"/></draw:frame> and duration <draw:frame draw:style-name="fr1" text:anchor-type="as-char"><draw:object xlink:href="Formula-150/"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52/" xlink:type="simple" xlink:show="embed" xlink:actuate="onLoad"/></draw:frame> interacts with a given prey species <draw:frame draw:style-name="fr1" text:anchor-type="as-char"><draw:object xlink:href="Formula-154/" xlink:type="simple" xlink:show="embed" xlink:actuate="onLoad"/></draw:frame> locally. One of the most important is species co-occurrence <draw:frame draw:style-name="fr1" text:anchor-type="as-char"><draw:object xlink:href="Formula-156/" xlink:type="simple" xlink:show="embed" xlink:actuate="onLoad"/></draw:frame>, which is a Boolean describing if both species can be found at location and time (<draw:frame draw:style-name="fr1" text:anchor-type="as-char"><draw:object xlink:href="Formula-158/" xlink:type="simple" xlink:show="embed" xlink:actuate="onLoad"/></draw:frame>, <draw:frame draw:style-name="fr1" text:anchor-type="as-char"><draw:object xlink:href="Formula-160/" xlink:type="simple" xlink:show="embed" xlink:actuate="onLoad"/></draw:frame>, <draw:frame draw:style-name="fr1" text:anchor-type="as-char"><draw:object xlink:href="Formula-162/" xlink:type="simple" xlink:show="embed" xlink:actuate="onLoad"/></draw:frame>). Surely, the probability that the interaction is realized must be <draw:frame draw:style-name="fr1" text:anchor-type="as-char"><draw:object xlink:href="Formula-164/" xlink:type="simple" xlink:show="embed" xlink:actuate="onLoad"/></draw:frame> when species do not co-occur (<draw:frame draw:style-name="fr1" text:anchor-type="as-char"><draw:object xlink:href="Formula-166/"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68/"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0/" xlink:type="simple" xlink:show="embed" xlink:actuate="onLoad"/></draw:frame> and <draw:frame draw:style-name="fr1" text:anchor-type="as-char"><draw:object xlink:href="Formula-172/" xlink:type="simple" xlink:show="embed" xlink:actuate="onLoad"/></draw:frame> in a local network <draw:frame draw:style-name="fr1" text:anchor-type="as-char"><draw:object xlink:href="Formula-174/" xlink:type="simple" xlink:show="embed" xlink:actuate="onLoad"/></draw:frame>:</text:p>
<text:p text:style-name="Text_20_body"><text:bookmark-start text:name="eq:local"/><draw:frame draw:style-name="fr2" text:anchor-type="paragraph"><draw:object xlink:href="Formula-176/"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78/" xlink:type="simple" xlink:show="embed" xlink:actuate="onLoad"/></draw:frame> and time interval <draw:frame draw:style-name="fr1" text:anchor-type="as-char"><draw:object xlink:href="Formula-180/" xlink:type="simple" xlink:show="embed" xlink:actuate="onLoad"/></draw:frame>, given their co-occurrence <draw:frame draw:style-name="fr1" text:anchor-type="as-char"><draw:object xlink:href="Formula-182/" xlink:type="simple" xlink:show="embed" xlink:actuate="onLoad"/></draw:frame> and specific environmental and biological conditions <draw:frame draw:style-name="fr1" text:anchor-type="as-char"><draw:object xlink:href="Formula-184/"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86/" xlink:type="simple" xlink:show="embed" xlink:actuate="onLoad"/></draw:frame> represents the probability that two co-occurring species interact (i.e., the edge’s probability value), <draw:frame draw:style-name="fr1" text:anchor-type="as-char"><draw:object xlink:href="Formula-188/"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0/" xlink:type="simple" xlink:show="embed" xlink:actuate="onLoad"/></draw:frame>. Overall, when probabilities of interactions are estimated using specific values of <draw:frame draw:style-name="fr1" text:anchor-type="as-char"><draw:object xlink:href="Formula-192/" xlink:type="simple" xlink:show="embed" xlink:actuate="onLoad"/></draw:frame>, <draw:frame draw:style-name="fr1" text:anchor-type="as-char"><draw:object xlink:href="Formula-194/" xlink:type="simple" xlink:show="embed" xlink:actuate="onLoad"/></draw:frame>, <draw:frame draw:style-name="fr1" text:anchor-type="as-char"><draw:object xlink:href="Formula-196/" xlink:type="simple" xlink:show="embed" xlink:actuate="onLoad"/></draw:frame>, and <draw:frame draw:style-name="fr1" text:anchor-type="as-char"><draw:object xlink:href="Formula-198/"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00/" xlink:type="simple" xlink:show="embed" xlink:actuate="onLoad"/></draw:frame> and <draw:frame draw:style-name="fr1" text:anchor-type="as-char"><draw:object xlink:href="Formula-202/" xlink:type="simple" xlink:show="embed" xlink:actuate="onLoad"/></draw:frame> can interact in a metaweb <draw:frame draw:style-name="fr1" text:anchor-type="as-char"><draw:object xlink:href="Formula-204/" xlink:type="simple" xlink:show="embed" xlink:actuate="onLoad"/></draw:frame> as</text:p>
<text:p text:style-name="Text_20_body"><text:bookmark-start text:name="eq:metaweb"/><draw:frame draw:style-name="fr2" text:anchor-type="paragraph"><draw:object xlink:href="Formula-206/"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08/"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10/"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Table 1 about here]. Articles using probabilistic interactions and the definitions and variables they considered.</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12/" xlink:type="simple" xlink:show="embed" xlink:actuate="onLoad"/></draw:frame> species from genus <draw:frame draw:style-name="fr1" text:anchor-type="as-char"><draw:object xlink:href="Formula-214/" xlink:type="simple" xlink:show="embed" xlink:actuate="onLoad"/></draw:frame> and <draw:frame draw:style-name="fr1" text:anchor-type="as-char"><draw:object xlink:href="Formula-216/" xlink:type="simple" xlink:show="embed" xlink:actuate="onLoad"/></draw:frame> species from genus <draw:frame draw:style-name="fr1" text:anchor-type="as-char"><draw:object xlink:href="Formula-218/" xlink:type="simple" xlink:show="embed" xlink:actuate="onLoad"/></draw:frame>, we can calculate the probability that the two genus interact as <draw:frame draw:style-name="fr1" text:anchor-type="as-char"><draw:object xlink:href="Formula-220/" xlink:type="simple" xlink:show="embed" xlink:actuate="onLoad"/></draw:frame>, where <draw:frame draw:style-name="fr1" text:anchor-type="as-char"><draw:object xlink:href="Formula-222/" xlink:type="simple" xlink:show="embed" xlink:actuate="onLoad"/></draw:frame> and <draw:frame draw:style-name="fr1" text:anchor-type="as-char"><draw:object xlink:href="Formula-224/"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26/" xlink:type="simple" xlink:show="embed" xlink:actuate="onLoad"/></draw:frame> are subsampled from their regional counterpart <draw:frame draw:style-name="fr1" text:anchor-type="as-char"><draw:object xlink:href="Formula-228/" xlink:type="simple" xlink:show="embed" xlink:actuate="onLoad"/></draw:frame>, we should expect edge values to be identical among all networks, regardless of their spatial scale, i.e. <draw:frame draw:style-name="fr1" text:anchor-type="as-char"><draw:object xlink:href="Formula-230/"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32/" xlink:type="simple" xlink:show="embed" xlink:actuate="onLoad"/></draw:frame> be a local probabilistic food web delineated in an area <draw:frame draw:style-name="fr1" text:anchor-type="as-char"><draw:object xlink:href="Formula-234/" xlink:type="simple" xlink:show="embed" xlink:actuate="onLoad"/></draw:frame> and <draw:frame draw:style-name="fr1" text:anchor-type="as-char"><draw:object xlink:href="Formula-236/" xlink:type="simple" xlink:show="embed" xlink:actuate="onLoad"/></draw:frame> a network of area <draw:frame draw:style-name="fr1" text:anchor-type="as-char"><draw:object xlink:href="Formula-238/" xlink:type="simple" xlink:show="embed" xlink:actuate="onLoad"/></draw:frame> within <draw:frame draw:style-name="fr1" text:anchor-type="as-char"><draw:object xlink:href="Formula-240/" xlink:type="simple" xlink:show="embed" xlink:actuate="onLoad"/></draw:frame>. We should expect the probability that <draw:frame draw:style-name="fr1" text:anchor-type="as-char"><draw:object xlink:href="Formula-242/" xlink:type="simple" xlink:show="embed" xlink:actuate="onLoad"/></draw:frame> and <draw:frame draw:style-name="fr1" text:anchor-type="as-char"><draw:object xlink:href="Formula-244/" xlink:type="simple" xlink:show="embed" xlink:actuate="onLoad"/></draw:frame> interacts to scale spatially, i.e. <draw:frame draw:style-name="fr1" text:anchor-type="as-char"><draw:object xlink:href="Formula-246/"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48/" xlink:type="simple" xlink:show="embed" xlink:actuate="onLoad"/></draw:frame>. Specifically, if the total observation time for a location is <draw:frame draw:style-name="fr1" text:anchor-type="as-char"><draw:object xlink:href="Formula-250/" xlink:type="simple" xlink:show="embed" xlink:actuate="onLoad"/></draw:frame>, the probability that two co-occurring species <draw:frame draw:style-name="fr1" text:anchor-type="as-char"><draw:object xlink:href="Formula-252/" xlink:type="simple" xlink:show="embed" xlink:actuate="onLoad"/></draw:frame> and <draw:frame draw:style-name="fr1" text:anchor-type="as-char"><draw:object xlink:href="Formula-254/" xlink:type="simple" xlink:show="embed" xlink:actuate="onLoad"/></draw:frame> will interact during this time period is <draw:frame draw:style-name="fr1" text:anchor-type="as-char"><draw:object xlink:href="Formula-256/" xlink:type="simple" xlink:show="embed" xlink:actuate="onLoad"/></draw:frame>, which approaches <draw:frame draw:style-name="fr1" text:anchor-type="as-char"><draw:object xlink:href="Formula-258/" xlink:type="simple" xlink:show="embed" xlink:actuate="onLoad"/></draw:frame> when <draw:frame draw:style-name="fr1" text:anchor-type="as-char"><draw:object xlink:href="Formula-260/" xlink:type="simple" xlink:show="embed" xlink:actuate="onLoad"/></draw:frame>. The value of the parameter <draw:frame draw:style-name="fr1" text:anchor-type="as-char"><draw:object xlink:href="Formula-262/"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64/" xlink:type="simple" xlink:show="embed" xlink:actuate="onLoad"/></draw:frame> with <draw:frame draw:style-name="fr1" text:anchor-type="as-char"><draw:object xlink:href="Formula-266/" xlink:type="simple" xlink:show="embed" xlink:actuate="onLoad"/></draw:frame>, where <draw:frame draw:style-name="fr1" text:anchor-type="as-char"><draw:object xlink:href="Formula-268/" xlink:type="simple" xlink:show="embed" xlink:actuate="onLoad"/></draw:frame> and <draw:frame draw:style-name="fr1" text:anchor-type="as-char"><draw:object xlink:href="Formula-270/" xlink:type="simple" xlink:show="embed" xlink:actuate="onLoad"/></draw:frame> are respectively the probabilities of occurrence of species <draw:frame draw:style-name="fr1" text:anchor-type="as-char"><draw:object xlink:href="Formula-272/" xlink:type="simple" xlink:show="embed" xlink:actuate="onLoad"/></draw:frame> and <draw:frame draw:style-name="fr1" text:anchor-type="as-char"><draw:object xlink:href="Formula-274/" xlink:type="simple" xlink:show="embed" xlink:actuate="onLoad"/></draw:frame> and <draw:frame draw:style-name="fr1" text:anchor-type="as-char"><draw:object xlink:href="Formula-276/"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78/" xlink:type="simple" xlink:show="embed" xlink:actuate="onLoad"/></draw:frame> is typically <draw:frame draw:style-name="fr1" text:anchor-type="as-char"><draw:object xlink:href="Formula-280/"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82/" xlink:type="simple" xlink:show="embed" xlink:actuate="onLoad"/></draw:frame>. This simple model could be customized in many ways, e.g. by linking <draw:frame draw:style-name="fr1" text:anchor-type="as-char"><draw:object xlink:href="Formula-284/"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86/"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88/" xlink:type="simple" xlink:show="embed" xlink:actuate="onLoad"/></draw:frame> independent random draws). This has direct implications on the spatial scaling of interactions. For example, let <draw:frame draw:style-name="fr1" text:anchor-type="as-char"><draw:object xlink:href="Formula-290/" xlink:type="simple" xlink:show="embed" xlink:actuate="onLoad"/></draw:frame> and <draw:frame draw:style-name="fr1" text:anchor-type="as-char"><draw:object xlink:href="Formula-292/" xlink:type="simple" xlink:show="embed" xlink:actuate="onLoad"/></draw:frame> be networks of area <draw:frame draw:style-name="fr1" text:anchor-type="as-char"><draw:object xlink:href="Formula-294/" xlink:type="simple" xlink:show="embed" xlink:actuate="onLoad"/></draw:frame> within a bigger area <draw:frame draw:style-name="fr1" text:anchor-type="as-char"><draw:object xlink:href="Formula-296/" xlink:type="simple" xlink:show="embed" xlink:actuate="onLoad"/></draw:frame> and disjoint from each other, such as <draw:frame draw:style-name="fr1" text:anchor-type="as-char"><draw:object xlink:href="Formula-298/" xlink:type="simple" xlink:show="embed" xlink:actuate="onLoad"/></draw:frame> and <draw:frame draw:style-name="fr1" text:anchor-type="as-char"><draw:object xlink:href="Formula-300/" xlink:type="simple" xlink:show="embed" xlink:actuate="onLoad"/></draw:frame> form <draw:frame draw:style-name="fr1" text:anchor-type="as-char"><draw:object xlink:href="Formula-302/" xlink:type="simple" xlink:show="embed" xlink:actuate="onLoad"/></draw:frame> (think of two contiguous cells that together delineate <draw:frame draw:style-name="fr1" text:anchor-type="as-char"><draw:object xlink:href="Formula-304/" xlink:type="simple" xlink:show="embed" xlink:actuate="onLoad"/></draw:frame>). All other things being equal, we should expect the probability that <draw:frame draw:style-name="fr1" text:anchor-type="as-char"><draw:object xlink:href="Formula-306/" xlink:type="simple" xlink:show="embed" xlink:actuate="onLoad"/></draw:frame> and <draw:frame draw:style-name="fr1" text:anchor-type="as-char"><draw:object xlink:href="Formula-308/" xlink:type="simple" xlink:show="embed" xlink:actuate="onLoad"/></draw:frame> interacts in <draw:frame draw:style-name="fr1" text:anchor-type="as-char"><draw:object xlink:href="Formula-310/" xlink:type="simple" xlink:show="embed" xlink:actuate="onLoad"/></draw:frame> to be <draw:frame draw:style-name="fr1" text:anchor-type="as-char"><draw:object xlink:href="Formula-312/" xlink:type="simple" xlink:show="embed" xlink:actuate="onLoad"/></draw:frame> if <draw:frame draw:style-name="fr1" text:anchor-type="as-char"><draw:object xlink:href="Formula-314/" xlink:type="simple" xlink:show="embed" xlink:actuate="onLoad"/></draw:frame> and <draw:frame draw:style-name="fr1" text:anchor-type="as-char"><draw:object xlink:href="Formula-316/"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18/"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20/" xlink:type="simple" xlink:show="embed" xlink:actuate="onLoad"/></draw:frame> and <draw:frame draw:style-name="fr1" text:anchor-type="as-char"><draw:object xlink:href="Formula-322/" xlink:type="simple" xlink:show="embed" xlink:actuate="onLoad"/></draw:frame> that sum to <draw:frame draw:style-name="fr1" text:anchor-type="as-char"><draw:object xlink:href="Formula-324/"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4-02T21:35:20Z</meta:creation-date>
    <dc:date>2023-04-02T21:35:2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A</mi>
    <mrow>
      <mi>i</mi>
      <mo>,</mo>
      <mi>j</mi>
    </mrow>
  </msub>
</math>
</file>

<file path=Formula-124/content.xml><?xml version="1.0" encoding="utf-8"?>
<math xmlns="http://www.w3.org/1998/Math/MathML" display="inline">
  <msub>
    <mi>A</mi>
    <mrow>
      <mi>i</mi>
      <mo>,</mo>
      <mi>j</mi>
    </mrow>
  </msub>
</math>
</file>

<file path=Formula-126/content.xml><?xml version="1.0" encoding="utf-8"?>
<math xmlns="http://www.w3.org/1998/Math/MathML" display="inline">
  <mstyle mathvariant="double-struck">
    <mi>ℕ</mi>
  </mstyle>
</math>
</file>

<file path=Formula-128/content.xml><?xml version="1.0" encoding="utf-8"?>
<math xmlns="http://www.w3.org/1998/Math/MathML" display="inline">
  <mstyle mathvariant="double-struck">
    <mi>ℝ</mi>
  </mstyle>
</math>
</file>

<file path=Formula-130/content.xml><?xml version="1.0" encoding="utf-8"?>
<math xmlns="http://www.w3.org/1998/Math/MathML" display="inline">
  <mi>p</mi>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λ</mi>
</math>
</file>

<file path=Formula-142/content.xml><?xml version="1.0" encoding="utf-8"?>
<math xmlns="http://www.w3.org/1998/Math/MathML" display="inline">
  <mi>p</mi>
</math>
</file>

<file path=Formula-144/content.xml><?xml version="1.0" encoding="utf-8"?>
<math xmlns="http://www.w3.org/1998/Math/MathML" display="inline">
  <mrow>
    <mo stretchy="true" form="prefix">(</mo>
    <mi>x</mi>
    <mo>,</mo>
    <mi>y</mi>
    <mo stretchy="true" form="postfix">)</mo>
  </mrow>
</math>
</file>

<file path=Formula-146/content.xml><?xml version="1.0" encoding="utf-8"?>
<math xmlns="http://www.w3.org/1998/Math/MathML" display="inline">
  <mi>t</mi>
</math>
</file>

<file path=Formula-148/content.xml><?xml version="1.0" encoding="utf-8"?>
<math xmlns="http://www.w3.org/1998/Math/MathML" display="inline">
  <mi>A</mi>
</math>
</file>

<file path=Formula-150/content.xml><?xml version="1.0" encoding="utf-8"?>
<math xmlns="http://www.w3.org/1998/Math/MathML" display="inline">
  <mi>t</mi>
</math>
</file>

<file path=Formula-152/content.xml><?xml version="1.0" encoding="utf-8"?>
<math xmlns="http://www.w3.org/1998/Math/MathML" display="inline">
  <mi>i</mi>
</math>
</file>

<file path=Formula-154/content.xml><?xml version="1.0" encoding="utf-8"?>
<math xmlns="http://www.w3.org/1998/Math/MathML" display="inline">
  <mi>j</mi>
</math>
</file>

<file path=Formula-156/content.xml><?xml version="1.0" encoding="utf-8"?>
<math xmlns="http://www.w3.org/1998/Math/MathML" display="inline">
  <mi>C</mi>
</math>
</file>

<file path=Formula-158/content.xml><?xml version="1.0" encoding="utf-8"?>
<math xmlns="http://www.w3.org/1998/Math/MathML" display="inline">
  <mi>x</mi>
</math>
</file>

<file path=Formula-16/content.xml><?xml version="1.0" encoding="utf-8"?>
<math xmlns="http://www.w3.org/1998/Math/MathML" display="block">
  <mi>i</mi>
</math>
</file>

<file path=Formula-160/content.xml><?xml version="1.0" encoding="utf-8"?>
<math xmlns="http://www.w3.org/1998/Math/MathML" display="inline">
  <mi>y</mi>
</math>
</file>

<file path=Formula-162/content.xml><?xml version="1.0" encoding="utf-8"?>
<math xmlns="http://www.w3.org/1998/Math/MathML" display="inline">
  <mi>t</mi>
</math>
</file>

<file path=Formula-164/content.xml><?xml version="1.0" encoding="utf-8"?>
<math xmlns="http://www.w3.org/1998/Math/MathML" display="inline">
  <mn>0</mn>
</math>
</file>

<file path=Formula-166/content.xml><?xml version="1.0" encoding="utf-8"?>
<math xmlns="http://www.w3.org/1998/Math/MathML" display="inline">
  <mrow>
    <mi>C</mi>
    <mo>=</mo>
    <mn>0</mn>
  </mrow>
</math>
</file>

<file path=Formula-168/content.xml><?xml version="1.0" encoding="utf-8"?>
<math xmlns="http://www.w3.org/1998/Math/MathML" display="inline">
  <mi>Ω</mi>
</math>
</file>

<file path=Formula-170/content.xml><?xml version="1.0" encoding="utf-8"?>
<math xmlns="http://www.w3.org/1998/Math/MathML" display="inline">
  <mi>i</mi>
</math>
</file>

<file path=Formula-172/content.xml><?xml version="1.0" encoding="utf-8"?>
<math xmlns="http://www.w3.org/1998/Math/MathML" display="inline">
  <mi>j</mi>
</math>
</file>

<file path=Formula-174/content.xml><?xml version="1.0" encoding="utf-8"?>
<math xmlns="http://www.w3.org/1998/Math/MathML" display="inline">
  <mi>N</mi>
</math>
</file>

<file path=Formula-176/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78/content.xml><?xml version="1.0" encoding="utf-8"?>
<math xmlns="http://www.w3.org/1998/Math/MathML" display="inline">
  <mi>A</mi>
</math>
</file>

<file path=Formula-18/content.xml><?xml version="1.0" encoding="utf-8"?>
<math xmlns="http://www.w3.org/1998/Math/MathML" display="block">
  <mi>p</mi>
</math>
</file>

<file path=Formula-180/content.xml><?xml version="1.0" encoding="utf-8"?>
<math xmlns="http://www.w3.org/1998/Math/MathML" display="inline">
  <mi>t</mi>
</math>
</file>

<file path=Formula-182/content.xml><?xml version="1.0" encoding="utf-8"?>
<math xmlns="http://www.w3.org/1998/Math/MathML" display="inline">
  <mi>C</mi>
</math>
</file>

<file path=Formula-184/content.xml><?xml version="1.0" encoding="utf-8"?>
<math xmlns="http://www.w3.org/1998/Math/MathML" display="inline">
  <mi>Ω</mi>
</math>
</file>

<file path=Formula-186/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88/content.xml><?xml version="1.0" encoding="utf-8"?>
<math xmlns="http://www.w3.org/1998/Math/MathML" display="inline">
  <mrow>
    <msub>
      <mi>P</mi>
      <mi>N</mi>
    </msub>
    <mrow>
      <mo stretchy="true" form="prefix">(</mo>
      <mi>i</mi>
      <mo>→</mo>
      <mi>j</mi>
      <mo stretchy="true" form="postfix">)</mo>
    </mrow>
  </mrow>
</math>
</file>

<file path=Formula-190/content.xml><?xml version="1.0" encoding="utf-8"?>
<math xmlns="http://www.w3.org/1998/Math/MathML" display="inline">
  <mi>C</mi>
</math>
</file>

<file path=Formula-192/content.xml><?xml version="1.0" encoding="utf-8"?>
<math xmlns="http://www.w3.org/1998/Math/MathML" display="inline">
  <mi>A</mi>
</math>
</file>

<file path=Formula-194/content.xml><?xml version="1.0" encoding="utf-8"?>
<math xmlns="http://www.w3.org/1998/Math/MathML" display="inline">
  <mi>t</mi>
</math>
</file>

<file path=Formula-196/content.xml><?xml version="1.0" encoding="utf-8"?>
<math xmlns="http://www.w3.org/1998/Math/MathML" display="inline">
  <mi>C</mi>
</math>
</file>

<file path=Formula-198/content.xml><?xml version="1.0" encoding="utf-8"?>
<math xmlns="http://www.w3.org/1998/Math/MathML" display="inline">
  <mi>Ω</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i</mi>
</math>
</file>

<file path=Formula-202/content.xml><?xml version="1.0" encoding="utf-8"?>
<math xmlns="http://www.w3.org/1998/Math/MathML" display="inline">
  <mi>j</mi>
</math>
</file>

<file path=Formula-204/content.xml><?xml version="1.0" encoding="utf-8"?>
<math xmlns="http://www.w3.org/1998/Math/MathML" display="inline">
  <mi>M</mi>
</math>
</file>

<file path=Formula-206/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08/content.xml><?xml version="1.0" encoding="utf-8"?>
<math xmlns="http://www.w3.org/1998/Math/MathML" display="inline">
  <mn>1</mn>
</math>
</file>

<file path=Formula-210/content.xml><?xml version="1.0" encoding="utf-8"?>
<math xmlns="http://www.w3.org/1998/Math/MathML" display="inline">
  <mn>0</mn>
</math>
</file>

<file path=Formula-212/content.xml><?xml version="1.0" encoding="utf-8"?>
<math xmlns="http://www.w3.org/1998/Math/MathML" display="inline">
  <msub>
    <mi>n</mi>
    <mi>A</mi>
  </msub>
</math>
</file>

<file path=Formula-214/content.xml><?xml version="1.0" encoding="utf-8"?>
<math xmlns="http://www.w3.org/1998/Math/MathML" display="inline">
  <mi>A</mi>
</math>
</file>

<file path=Formula-216/content.xml><?xml version="1.0" encoding="utf-8"?>
<math xmlns="http://www.w3.org/1998/Math/MathML" display="inline">
  <msub>
    <mi>n</mi>
    <mi>B</mi>
  </msub>
</math>
</file>

<file path=Formula-218/content.xml><?xml version="1.0" encoding="utf-8"?>
<math xmlns="http://www.w3.org/1998/Math/MathML" display="inline">
  <mi>B</mi>
</math>
</file>

<file path=Formula-22/content.xml><?xml version="1.0" encoding="utf-8"?>
<math xmlns="http://www.w3.org/1998/Math/MathML" display="block">
  <mi>p</mi>
</math>
</file>

<file path=Formula-220/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22/content.xml><?xml version="1.0" encoding="utf-8"?>
<math xmlns="http://www.w3.org/1998/Math/MathML" display="inline">
  <msub>
    <mi>A</mi>
    <mi>i</mi>
  </msub>
</math>
</file>

<file path=Formula-224/content.xml><?xml version="1.0" encoding="utf-8"?>
<math xmlns="http://www.w3.org/1998/Math/MathML" display="inline">
  <msub>
    <mi>B</mi>
    <mi>j</mi>
  </msub>
</math>
</file>

<file path=Formula-226/content.xml><?xml version="1.0" encoding="utf-8"?>
<math xmlns="http://www.w3.org/1998/Math/MathML" display="inline">
  <msub>
    <mi>M</mi>
    <mrow>
      <mi>x</mi>
      <mo>,</mo>
      <mi>y</mi>
    </mrow>
  </msub>
</math>
</file>

<file path=Formula-228/content.xml><?xml version="1.0" encoding="utf-8"?>
<math xmlns="http://www.w3.org/1998/Math/MathML" display="inline">
  <msub>
    <mi>M</mi>
    <mn>0</mn>
  </msub>
</math>
</file>

<file path=Formula-230/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32/content.xml><?xml version="1.0" encoding="utf-8"?>
<math xmlns="http://www.w3.org/1998/Math/MathML" display="inline">
  <msub>
    <mi>N</mi>
    <mn>0</mn>
  </msub>
</math>
</file>

<file path=Formula-234/content.xml><?xml version="1.0" encoding="utf-8"?>
<math xmlns="http://www.w3.org/1998/Math/MathML" display="inline">
  <msub>
    <mi>A</mi>
    <mn>0</mn>
  </msub>
</math>
</file>

<file path=Formula-236/content.xml><?xml version="1.0" encoding="utf-8"?>
<math xmlns="http://www.w3.org/1998/Math/MathML" display="inline">
  <msub>
    <mi>N</mi>
    <mn>1</mn>
  </msub>
</math>
</file>

<file path=Formula-238/content.xml><?xml version="1.0" encoding="utf-8"?>
<math xmlns="http://www.w3.org/1998/Math/MathML" display="inline">
  <mrow>
    <msub>
      <mi>A</mi>
      <mn>1</mn>
    </msub>
    <mo>&lt;</mo>
    <msub>
      <mi>A</mi>
      <mn>0</mn>
    </msub>
  </mrow>
</math>
</file>

<file path=Formula-24/content.xml><?xml version="1.0" encoding="utf-8"?>
<math xmlns="http://www.w3.org/1998/Math/MathML" display="block">
  <mi>i</mi>
</math>
</file>

<file path=Formula-240/content.xml><?xml version="1.0" encoding="utf-8"?>
<math xmlns="http://www.w3.org/1998/Math/MathML" display="inline">
  <msub>
    <mi>A</mi>
    <mn>0</mn>
  </msub>
</math>
</file>

<file path=Formula-242/content.xml><?xml version="1.0" encoding="utf-8"?>
<math xmlns="http://www.w3.org/1998/Math/MathML" display="inline">
  <mi>i</mi>
</math>
</file>

<file path=Formula-244/content.xml><?xml version="1.0" encoding="utf-8"?>
<math xmlns="http://www.w3.org/1998/Math/MathML" display="inline">
  <mi>j</mi>
</math>
</file>

<file path=Formula-246/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48/content.xml><?xml version="1.0" encoding="utf-8"?>
<math xmlns="http://www.w3.org/1998/Math/MathML" display="inline">
  <mi>λ</mi>
</math>
</file>

<file path=Formula-250/content.xml><?xml version="1.0" encoding="utf-8"?>
<math xmlns="http://www.w3.org/1998/Math/MathML" display="inline">
  <msub>
    <mi>t</mi>
    <mn>0</mn>
  </msub>
</math>
</file>

<file path=Formula-252/content.xml><?xml version="1.0" encoding="utf-8"?>
<math xmlns="http://www.w3.org/1998/Math/MathML" display="inline">
  <mi>i</mi>
</math>
</file>

<file path=Formula-254/content.xml><?xml version="1.0" encoding="utf-8"?>
<math xmlns="http://www.w3.org/1998/Math/MathML" display="inline">
  <mi>j</mi>
</math>
</file>

<file path=Formula-256/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58/content.xml><?xml version="1.0" encoding="utf-8"?>
<math xmlns="http://www.w3.org/1998/Math/MathML" display="inline">
  <mn>1</mn>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i>t</mi>
    <mo>→</mo>
    <mi>∞</mi>
  </mrow>
</math>
</file>

<file path=Formula-262/content.xml><?xml version="1.0" encoding="utf-8"?>
<math xmlns="http://www.w3.org/1998/Math/MathML" display="inline">
  <mi>λ</mi>
</math>
</file>

<file path=Formula-264/content.xml><?xml version="1.0" encoding="utf-8"?>
<math xmlns="http://www.w3.org/1998/Math/MathML" display="inline">
  <mrow>
    <mo stretchy="true" form="prefix">(</mo>
    <mi>x</mi>
    <mo>,</mo>
    <mi>y</mi>
    <mo stretchy="true" form="postfix">)</mo>
  </mrow>
</math>
</file>

<file path=Formula-266/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68/content.xml><?xml version="1.0" encoding="utf-8"?>
<math xmlns="http://www.w3.org/1998/Math/MathML" display="inline">
  <mrow>
    <msub>
      <mi>P</mi>
      <mrow>
        <mi>x</mi>
        <mo>,</mo>
        <mi>y</mi>
      </mrow>
    </msub>
    <mrow>
      <mo stretchy="true" form="prefix">(</mo>
      <mi>i</mi>
      <mo stretchy="true" form="postfix">)</mo>
    </mrow>
  </mrow>
</math>
</file>

<file path=Formula-270/content.xml><?xml version="1.0" encoding="utf-8"?>
<math xmlns="http://www.w3.org/1998/Math/MathML" display="inline">
  <mrow>
    <msub>
      <mi>P</mi>
      <mrow>
        <mi>x</mi>
        <mo>,</mo>
        <mi>y</mi>
      </mrow>
    </msub>
    <mrow>
      <mo stretchy="true" form="prefix">(</mo>
      <mi>j</mi>
      <mo stretchy="true" form="postfix">)</mo>
    </mrow>
  </mrow>
</math>
</file>

<file path=Formula-272/content.xml><?xml version="1.0" encoding="utf-8"?>
<math xmlns="http://www.w3.org/1998/Math/MathML" display="inline">
  <mi>i</mi>
</math>
</file>

<file path=Formula-274/content.xml><?xml version="1.0" encoding="utf-8"?>
<math xmlns="http://www.w3.org/1998/Math/MathML" display="inline">
  <mi>j</mi>
</math>
</file>

<file path=Formula-276/content.xml><?xml version="1.0" encoding="utf-8"?>
<math xmlns="http://www.w3.org/1998/Math/MathML" display="inline">
  <mi>γ</mi>
</math>
</file>

<file path=Formula-278/content.xml><?xml version="1.0" encoding="utf-8"?>
<math xmlns="http://www.w3.org/1998/Math/MathML" display="inline">
  <mi>γ</mi>
</math>
</file>

<file path=Formula-28/content.xml><?xml version="1.0" encoding="utf-8"?>
<math xmlns="http://www.w3.org/1998/Math/MathML" display="block">
  <mi>i</mi>
</math>
</file>

<file path=Formula-280/content.xml><?xml version="1.0" encoding="utf-8"?>
<math xmlns="http://www.w3.org/1998/Math/MathML" display="inline">
  <mrow>
    <mo>&gt;</mo>
    <mn>1</mn>
  </mrow>
</math>
</file>

<file path=Formula-282/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84/content.xml><?xml version="1.0" encoding="utf-8"?>
<math xmlns="http://www.w3.org/1998/Math/MathML" display="inline">
  <mi>λ</mi>
</math>
</file>

<file path=Formula-286/content.xml><?xml version="1.0" encoding="utf-8"?>
<math xmlns="http://www.w3.org/1998/Math/MathML" display="inline">
  <mrow>
    <mi>n</mi>
    <mo>×</mo>
    <mi>n</mi>
  </mrow>
</math>
</file>

<file path=Formula-288/content.xml><?xml version="1.0" encoding="utf-8"?>
<math xmlns="http://www.w3.org/1998/Math/MathML" display="inline">
  <msup>
    <mi>n</mi>
    <mn>2</mn>
  </msup>
</math>
</file>

<file path=Formula-290/content.xml><?xml version="1.0" encoding="utf-8"?>
<math xmlns="http://www.w3.org/1998/Math/MathML" display="inline">
  <msub>
    <mi>N</mi>
    <mn>1</mn>
  </msub>
</math>
</file>

<file path=Formula-292/content.xml><?xml version="1.0" encoding="utf-8"?>
<math xmlns="http://www.w3.org/1998/Math/MathML" display="inline">
  <msub>
    <mi>N</mi>
    <mn>2</mn>
  </msub>
</math>
</file>

<file path=Formula-294/content.xml><?xml version="1.0" encoding="utf-8"?>
<math xmlns="http://www.w3.org/1998/Math/MathML" display="inline">
  <mrow>
    <mo>&lt;</mo>
    <msub>
      <mi>A</mi>
      <mn>0</mn>
    </msub>
  </mrow>
</math>
</file>

<file path=Formula-296/content.xml><?xml version="1.0" encoding="utf-8"?>
<math xmlns="http://www.w3.org/1998/Math/MathML" display="inline">
  <msub>
    <mi>A</mi>
    <mn>0</mn>
  </msub>
</math>
</file>

<file path=Formula-298/content.xml><?xml version="1.0" encoding="utf-8"?>
<math xmlns="http://www.w3.org/1998/Math/MathML" display="inline">
  <msub>
    <mi>N</mi>
    <mn>1</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n>2</mn>
  </msub>
</math>
</file>

<file path=Formula-302/content.xml><?xml version="1.0" encoding="utf-8"?>
<math xmlns="http://www.w3.org/1998/Math/MathML" display="inline">
  <msub>
    <mi>N</mi>
    <mn>0</mn>
  </msub>
</math>
</file>

<file path=Formula-304/content.xml><?xml version="1.0" encoding="utf-8"?>
<math xmlns="http://www.w3.org/1998/Math/MathML" display="inline">
  <msub>
    <mi>N</mi>
    <mn>0</mn>
  </msub>
</math>
</file>

<file path=Formula-306/content.xml><?xml version="1.0" encoding="utf-8"?>
<math xmlns="http://www.w3.org/1998/Math/MathML" display="inline">
  <mi>i</mi>
</math>
</file>

<file path=Formula-308/content.xml><?xml version="1.0" encoding="utf-8"?>
<math xmlns="http://www.w3.org/1998/Math/MathML" display="inline">
  <mi>j</mi>
</math>
</file>

<file path=Formula-310/content.xml><?xml version="1.0" encoding="utf-8"?>
<math xmlns="http://www.w3.org/1998/Math/MathML" display="inline">
  <msub>
    <mi>A</mi>
    <mn>0</mn>
  </msub>
</math>
</file>

<file path=Formula-312/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14/content.xml><?xml version="1.0" encoding="utf-8"?>
<math xmlns="http://www.w3.org/1998/Math/MathML" display="inline">
  <msub>
    <mi>N</mi>
    <mn>1</mn>
  </msub>
</math>
</file>

<file path=Formula-316/content.xml><?xml version="1.0" encoding="utf-8"?>
<math xmlns="http://www.w3.org/1998/Math/MathML" display="inline">
  <msub>
    <mi>N</mi>
    <mn>2</mn>
  </msub>
</math>
</file>

<file path=Formula-31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2/content.xml><?xml version="1.0" encoding="utf-8"?>
<math xmlns="http://www.w3.org/1998/Math/MathML" display="block">
  <mi>t</mi>
</math>
</file>

<file path=Formula-320/content.xml><?xml version="1.0" encoding="utf-8"?>
<math xmlns="http://www.w3.org/1998/Math/MathML" display="inline">
  <mn>0</mn>
</math>
</file>

<file path=Formula-322/content.xml><?xml version="1.0" encoding="utf-8"?>
<math xmlns="http://www.w3.org/1998/Math/MathML" display="inline">
  <mn>1</mn>
</math>
</file>

<file path=Formula-324/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